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font-face-decls/>
  <office:automatic-styles>
    <style:style style:family="text" style:name="T1" style:display-name="T1">
      <style:text-properties fo:font-size="14pt" fo:font-weight="bold"/>
    </style:style>
    <style:style style:family="text" style:name="T2" style:display-name="T2">
      <style:text-properties fo:font-size="14pt"/>
    </style:style>
    <style:style style:family="text" style:name="T3" style:display-name="T3">
      <style:text-properties style:text-underline-type="single" fo:font-size="14pt" fo:font-style="italic"/>
    </style:style>
    <style:style style:family="text" style:name="T4" style:display-name="T4">
      <style:text-properties fo:font-size="14pt" fo:font-style="italic"/>
    </style:style>
    <style:style style:family="text" style:name="T5" style:display-name="T5">
      <style:text-properties style:text-underline-type="single" fo:font-size="14pt" fo:font-weight="bold"/>
    </style:style>
    <style:style style:family="paragraph" style:name="P2" style:display-name="P2">
      <style:paragraph-properties fo:text-align="justify"/>
    </style:style>
    <style:style style:family="paragraph" style:name="P3" style:display-name="P3">
      <style:paragraph-properties fo:text-align="justify" fo:text-indent="22.700000pt"/>
    </style:style>
    <style:style style:family="paragraph" style:name="P1" style:display-name="P1">
      <style:paragraph-properties fo:break-before="page"/>
    </style:style>
    <style:style style:family="section" style:name="Sect1" style:display-name="Sect1">
      <style:section-properties text:dont-balance-text-columns="true">
        <style:columns fo:column-count="1"/>
      </style:section-properties>
    </style:style>
    <style:page-layout style:name="PLayout2">
      <style:page-layout-properties fo:margin-top="0.500000in" fo:margin-bottom="0.500000in" fo:margin-left="0.500000in" fo:margin-right="0.500000in"/>
    </style:page-layout>
    <style:page-layout style:name="Standard">
      <style:page-layout-properties fo:margin-top="0.500000in" fo:margin-bottom="0.500000in" fo:margin-left="0.500000in" fo:margin-right="0.500000in"/>
    </style:page-layout>
  </office:automatic-styles>
  <office:body>
    <office:text>
      <text:section text:style-name="Sect1" text:name="Section1">
        <text:p text:style-name="P1"><text:span text:style-name="T1">LITERATURA ESPAÑOLA DEL SIGLO XX – TEMA 2: EL NOVECENTISMO Y LAS VANGUARDIAS</text:span></text:p>
        <text:p text:style-name="P2"/>
        <text:p text:style-name="P3"><text:span text:style-name="T2">El </text:span><text:span text:style-name="T1">NOVECENTISMO</text:span><text:span text:style-name="T2"> es un movimiento cultural característico de la segunda década española del siglo XX que se opone a cuanto se considera como propio del (s.XIX). Inspirados por el filósofo y ensayista Ortega y Gasset, sus autores proclaman la deshumanización de la obra de arte y el intelectualismo. El movimiento se caracteriza por la </text:span><text:span text:style-name="T1">sólida formación </text:span><text:span text:style-name="T2">de los autores, </text:span><text:span text:style-name="T1">europeización, intelectualismo</text:span><text:span text:style-name="T2">, </text:span><text:span text:style-name="T1">defensa del arte puro</text:span><text:span text:style-name="T2">, </text:span><text:span text:style-name="T1">preocupación por la forma</text:span><text:span text:style-name="T2">, </text:span><text:span text:style-name="T1">clasicismo,</text:span><text:span text:style-name="T2"> </text:span><text:span text:style-name="T1">aristocratismo intelectual</text:span><text:span text:style-name="T2"> y la </text:span><text:span text:style-name="T1">incorporación a la vida oficial</text:span><text:span text:style-name="T2"> de los escritores. La obra novelística de </text:span><text:span text:style-name="T1">Gabriel Miró</text:span><text:span text:style-name="T2">, calificada como </text:span><text:span text:style-name="T1">novela esteticista</text:span><text:span text:style-name="T2">, se caracteriza por la melancolía, las descripciones minuciosas de percepciones sensoriales, el culto a la belleza, el fragmentarismo y la falta de acción. La influencia del modernismo se aprecia en “</text:span><text:span text:style-name="T3">Las cerezas del cementerio</text:span><text:span text:style-name="T2">”. En una segunda etapa, encuentra su estilo personal con una prosa elaboradísima en novelas en las que la acción, mínima, sirve de soporte para su descripción minuciosa de sensaciones y ambientes. Destacamos “</text:span><text:span text:style-name="T3">Nuestro padre San Daniel</text:span><text:span text:style-name="T2">”. </text:span><text:span text:style-name="T1">Ramón Pérez de Ayala</text:span><text:span text:style-name="T2"> escribió artículos periodísticos poesía, ensayo y destacó como novelista. Sus primeras novelas presentan rasgos autobiográficos y, presentan una concepción más tradicional. Podemos destacar “</text:span><text:span text:style-name="T3">La pata de la raposa</text:span><text:span text:style-name="T2">”. Bastante distintas son las novelas que escribe en la década de los veinte como, por ejemplo </text:span><text:span text:style-name="T3">Tigre Juan</text:span><text:span text:style-name="T2">. Propiamente puede hablarse ahora de </text:span><text:span text:style-name="T1">novelas intelectuales</text:span><text:span text:style-name="T2"> en las que se reduce la acción. </text:span><text:span text:style-name="T1">Juan Ramón Jiménez</text:span><text:span text:style-name="T2">, premio Nobel en 1956. Obsesionado por conseguir la perfección, ordenaba y corregía continuamente sus versos. Va unido un propósito de dirigirse “a la minoría”. En su evolución poética hay una primera etapa (</text:span><text:span text:style-name="T1">época sensitiva</text:span><text:span text:style-name="T2">) en la que recibe variadas influencias como la de Bécquer, el simbolismo y el modernismo; destacamos en ella “</text:span><text:span text:style-name="T3">Arias Tristes</text:span><text:span text:style-name="T2">”. Desde 1916 (</text:span><text:span text:style-name="T1">época intelectual</text:span><text:span text:style-name="T2">) el autor persigue la poesía pura. La poesía es cada vez más un medio de conocimiento para llegar a la esencia de las cosas. A esta época pertenecen: </text:span><text:span text:style-name="T3">Diario de un poeta recién casado. </text:span><text:span text:style-name="T2">Desde 1936, en el exilio (</text:span><text:span text:style-name="T1">época verdadera),</text:span><text:span text:style-name="T2"> expresa vivencias místicas y metafísicas en una búsqueda de trascendencia que le lleva a identificarse con Dios; destacamos “</text:span><text:span text:style-name="T3">Dios deseado y deseante</text:span><text:span text:style-name="T2">”. Desde 1907 aproximadamente y durante el período de entreguerras se desarrollan unos nuevos y muy diversos movimientos culturales, los </text:span><text:span text:style-name="T1">VANGUARDISMOS</text:span><text:span text:style-name="T2">, que pretenden romper de forma radical con toda la herencia artística del siglo XIX. Los movimientos de vanguardia comparten muchos rasgos con el Novecentismo. Los diferentes movimientos vanguardistas se suceden a un ritmo vertiginoso. Frecuentemente un </text:span><text:span text:style-name="T4">ismo </text:span><text:span text:style-name="T2">vanguardista se enfrenta al anterior. No obstante, podemos generalizar unos </text:span><text:span text:style-name="T5">rasgos comunes</text:span><text:span text:style-name="T2">: voluntad de desarrollar un </text:span><text:span text:style-name="T1">arte nuevo</text:span><text:span text:style-name="T2"> opuesto a la tradición; pretensión de </text:span><text:span text:style-name="T1">originalidad</text:span><text:span text:style-name="T2">; búsqueda y </text:span><text:span text:style-name="T1">experimentación</text:span><text:span text:style-name="T2"> </text:span><text:span text:style-name="T1">constante</text:span><text:span text:style-name="T2"> de nuevas técnicas expresivas</text:span><text:span text:style-name="T4">;</text:span><text:span text:style-name="T2"> alejamiento del gran público; </text:span><text:span text:style-name="T1">escasa duración.</text:span><text:span text:style-name="T2"> Las vanguardias son movimientos que se reflejan también en las artes plásticas. En Europa, los movimientos más importantes son el </text:span><text:span text:style-name="T1">futurismo</text:span><text:span text:style-name="T2">, fundado por Marinetti y caracterizado por la admiración a los avances tecnológicos, el rechazo al sentimentalismo y la destrucción de la puntuación ortográfica y la sintaxis; el </text:span><text:span text:style-name="T1">cubismo</text:span><text:span text:style-name="T2">, que concede gran importancia a los aspectos visuales reflejados en los “caligramas” de Apollinaire, cuyos versos dibujan el objeto del que hablan; el </text:span><text:span text:style-name="T1">dadaísmo</text:span><text:span text:style-name="T2">, creado por Tzara, que sostenía que el poeta tenía que expresarse con absoluta libertad hasta obtener la liberación mental del “yo” creador, valiéndose para ello de la espontaneidad, el azar, la ruptura de la lógica, etc.</text:span><text:bookmark-start text:name="_GoBack"/><text:bookmark-end text:name="_GoBack"/><text:span text:style-name="T2">; y el </text:span><text:span text:style-name="T1">surrealismo</text:span><text:span text:style-name="T2">, cuya génesis es un manifiesto de André Bretón y que pretende cambiar la vida explorando el subconsciente, como propugnaba Sigmund Freud. El surrealismo, cuyos temas frecuentes son el mundo de los sueños y el humor negro, ha ejercido una influencia constante en la literatura española desde sus orígenes. </text:span><text:span text:style-name="T1">Ramón Gómez de la Serna</text:span><text:span text:style-name="T2">, creador de la </text:span><text:span text:style-name="T1">greguería</text:span><text:span text:style-name="T2"> (humor + metáfora) fue el máximo impulsor de las vanguardias en España. Aquí se desarrollaron principalmente el </text:span><text:span text:style-name="T1">creacionismo y el ultraísmo</text:span><text:span text:style-name="T2">. El fundador del </text:span><text:span text:style-name="T1">creacionismo</text:span><text:span text:style-name="T2"> fue Vicente Huidobro. Se propone crear realidades nuevas e independientes y concibe la imagen múltiple como su ideal poético. El </text:span><text:span text:style-name="T1">ultraísmo</text:span><text:span text:style-name="T2"> recoge influencias de la mayoría de las vanguardias: por ejemplo el maquinismo, lo deportivo o la supresión de los signos de puntuación. Tuvo una considerable influencia en la generación del 27. </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Times New Roman" svg:font-family="Times New Roman"/>
  </office:font-face-decls>
  <office:styles>
    <style:style style:family="text" style:name="Encabezado-Car" style:display-name="Encabezado Car" style:next-style-name="Encabezado-Car">
      <style:text-properties fo:font-size="12.000000pt"/>
    </style:style>
    <style:style style:family="paragraph" style:name="header" style:display-name="header" style:parent-style-name="-Normal" style:next-style-name="header">
      <style:paragraph-properties>
        <style:tab-stops>
          <style:tab-stop style:type="center" style:position="2.952778in"/>
          <style:tab-stop style:type="right" style:position="5.905556in"/>
        </style:tab-stops>
      </style:paragraph-properties>
      <style:text-properties fo:language="es" fo:country="ES"/>
    </style:style>
    <style:style style:family="paragraph" style:name="-Normal" style:display-name="_Normal" style:parent-style-name="Normal" style:next-style-name="-Normal">
      <style:text-properties fo:font-size="12.000000pt"/>
    </style:style>
    <style:style style:family="paragraph" style:name="Contents-1" style:display-name="Contents 1" style:parent-style-name="Normal" style:next-style-name="Normal">
      <style:paragraph-properties fo:text-indent="-0.300000in" fo:margin-left="0.500000in"/>
    </style:style>
    <style:style style:family="paragraph" style:name="Contents-2" style:display-name="Contents 2" style:parent-style-name="Normal" style:next-style-name="Normal">
      <style:paragraph-properties fo:text-indent="-0.300000in" fo:margin-left="1.000000in"/>
    </style:style>
    <style:style style:family="paragraph" style:name="Contents-3" style:display-name="Contents 3" style:parent-style-name="Normal" style:next-style-name="Normal">
      <style:paragraph-properties fo:text-indent="-0.300000in" fo:margin-left="1.500000in"/>
    </style:style>
    <style:style style:family="paragraph" style:name="Contents-4" style:display-name="Contents 4" style:parent-style-name="Normal" style:next-style-name="Normal">
      <style:paragraph-properties fo:text-indent="-0.300000in" fo:margin-left="2.000000in"/>
    </style:style>
    <style:style style:family="paragraph" style:name="Normal" style:display-name="Normal" style:parent-style-name="Normal" style:next-style-name="Normal">
      <style:text-properties style:font-name="Times New Roman" fo:language="ar" fo:country="SA"/>
    </style:style>
  </office:styles>
  <office:automatic-styles>
    <style:page-layout style:name="Standard">
      <style:page-layout-properties fo:page-width="210.000000mm" fo:page-height="297.000000mm" style:print-orientation="portrait" fo:margin-top="0.500000in" fo:margin-bottom="0.500000in" fo:margin-left="0.500000in" fo:margin-right="0.500000in"/>
    </style:page-layout>
  </office:automatic-styles>
  <office:master-styles>
    <style:master-page style:name="Standard" style:page-layout-name="Standard">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AbiWord/3.0.2 (unix, gtk)</meta:generator>
    <meta:creation-date>Sun Apr 24 15:52:44 2022
</meta:creation-date>
    <dc:date>Sun Apr 24 15:53:29 2022
</dc:date>
  </office:meta>
</office:document-meta>
</file>